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95000000FAB2FA62CB.svm" manifest:media-type=""/>
  <manifest:file-entry manifest:full-path="Pictures/20000001000003E6000000FE99AE9E98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20000019A0000011608034A2B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-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243cm" svg:height="3.555cm" svg:x="3.724cm" svg:y="0.61cm">
          <draw:image xlink:href="Pictures/200000020000019A0000011608034A2B.eps" xlink:type="simple" xlink:show="embed" xlink:actuate="onLoad">
            <text:p/>
          </draw:image>
        </draw:frame>
        <draw:frame draw:style-name="gr2" draw:text-style-name="P1" draw:layer="layout" svg:width="0.572cm" svg:height="0.299cm" svg:x="7.002cm" svg:y="0.424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517cm" svg:height="0.36cm" svg:x="6.622cm" svg:y="1.279cm">
          <draw:image xlink:href="Pictures/20000001000001B00000012D6746B6E6.svm" xlink:type="simple" xlink:show="embed" xlink:actuate="onLoad">
            <text:p/>
          </draw:image>
        </draw:frame>
        <draw:frame draw:style-name="gr4" draw:text-style-name="P1" draw:layer="layout" svg:width="0.568cm" svg:height="0.355cm" svg:x="6.571cm" svg:y="3.233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06cm" svg:height="0.253cm" svg:x="7.693cm" svg:y="2.752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1.196cm" svg:height="0.304cm" svg:x="4.575cm" svg:y="2.788cm">
          <draw:image xlink:href="Pictures/20000001000003E6000000FE99AE9E98.svm" xlink:type="simple" xlink:show="embed" xlink:actuate="onLoad">
            <text:p/>
          </draw:image>
        </draw:frame>
        <draw:frame draw:style-name="gr7" draw:text-style-name="P1" draw:layer="layout" svg:width="0.38cm" svg:height="0.192cm" svg:x="4.883cm" svg:y="1.949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38cm" svg:height="0.192cm" svg:x="8.871cm" svg:y="2.366cm">
          <draw:image xlink:href="Pictures/200000010000013E000000A196F917E9.svm" xlink:type="simple" xlink:show="embed" xlink:actuate="onLoad">
            <text:p/>
          </draw:image>
        </draw:frame>
        <draw:frame draw:style-name="gr8" draw:text-style-name="P1" draw:layer="layout" svg:width="0.299cm" svg:height="0.258cm" svg:x="3.574cm" svg:y="2.68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1.099cm" svg:height="0.299cm" svg:x="6.845cm" svg:y="4.119cm">
          <draw:image xlink:href="Pictures/2000000100000395000000FAB2FA62C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3:42:20</meta:creation-date>
    <meta:editing-duration>PT13M57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18T13:56:16</dc:date>
    <dc:creator>kkk </dc:creator>
    <meta:document-statistic meta:object-count="10"/>
    <meta:template xlink:type="simple" xlink:actuate="onRequest" xlink:title="kkkFigures" xlink:href="../../../../../.libreoffice/3/user/template/kkkFigures.otg" meta:date="2014-08-18T13:42:20"/>
  </office:meta>
</office:document-meta>
</file>